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style>
    <style:style style:name="P4" style:parent-style-name="Titolo2" style:family="paragraph">
      <style:paragraph-properties fo:text-align="end"/>
      <style:text-properties fo:font-size="28pt" style:font-size-asian="28pt" style:font-size-complex="28pt"/>
    </style:style>
    <style:style style:name="P5" style:parent-style-name="Normale" style:family="paragraph">
      <style:text-properties style:text-underline-type="single" style:text-underline-style="solid" style:text-underline-width="auto" style:text-underline-mode="continuous"/>
    </style:style>
    <style:style style:name="P6" style:parent-style-name="Normale" style:family="paragraph">
      <style:text-properties style:text-underline-type="single" style:text-underline-style="solid" style:text-underline-width="auto" style:text-underline-mode="continuous"/>
    </style:style>
    <style:style style:name="T7" style:parent-style-name="Car.predefinitoparagrafo" style:family="text">
      <style:text-properties style:font-name="Arial" style:font-name-complex="Arial"/>
    </style:style>
    <style:style style:name="T8" style:parent-style-name="Car.predefinitoparagrafo" style:family="text">
      <style:text-properties fo:font-weight="bold" style:font-weight-asian="bold" style:font-weight-complex="bold"/>
    </style:style>
    <style:style style:name="P9" style:parent-style-name="Default" style:family="paragraph">
      <style:text-properties fo:font-size="11pt" style:font-size-asian="11pt" style:font-size-complex="11pt"/>
    </style:style>
    <style:style style:name="P10" style:parent-style-name="Default" style:family="paragraph">
      <style:text-properties fo:font-size="11pt" style:font-size-asian="11pt" style:font-size-complex="11p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office:automatic-styles>
  <office:body>
    <office:text text:use-soft-page-breaks="true">
      <text:p text:style-name="P1"/>
      <text:p text:style-name="Normale"/>
      <text:p text:style-name="Normale"/>
      <text:p text:style-name="Normale"/>
      <text:p text:style-name="Normale"/>
      <text:p text:style-name="Normale"/>
      <text:p text:style-name="Normale"/>
      <text:p text:style-name="Normale"/>
      <text:p text:style-name="Normale"/>
      <text:h text:style-name="P4" text:outline-level="2"><text:bookmark-start text:name="_Toc19523411"/>Analisi Progetti Laurea Triennale Ingegneria Informatica<text:bookmark-end text:name="_Toc19523411"/></text:h>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5"/>
      <text:p text:style-name="Normale"/>
      <text:h text:style-name="Titolo2" text:outline-level="2"><text:bookmark-start text:name="_Toc19523412"/><text:soft-page-break/>Ingegneria Degli Algoritmi<text:bookmark-end text:name="_Toc19523412"/></text:h>
      <text:p text:style-name="P6"/>
      <text:p text:style-name="Normale">Durante lo svolgimento di tale corso sono stati elaborati due progetti.<text:s/></text:p>
      <text:p text:style-name="Normale">Il primo riguardava la costruzione di un albero<text:s/>binario di ricerca con cancellazione ‘posticipata’, BST Lazy Deletion. La difficoltà è stata quella di consentire l’inserimento di nuovi nodi tendo conto dei nodi segnati come eliminati. <text:s/>La strategia utilizzata è stata quella del ‘Divide Et Impera’, suddividendo il problema nei due sotto problemi di ricerca del minimo e massimo nodo non segnato come eliminato di un sottoalbero. In particolare, la ricerca del nodo non segnato come eliminato con valore massimo in un sotto albero, è stata implementata combinando il metodo della ricerca del nodo di valore massimo e l’iterazione di tale ricerca su sottoalberi ‘appropriati’ del sottoalbero di partenza. Il problema dell’inserimento è stato dunque risolto combinando le soluzioni ai sotto problemi enunciati precedentemente. In particolare, partendo dalla radice dell’albero, il nodo da inserire deve essere minore del massimo valore del nodo non segnato come eliminato del sottoalbero di sinistra e maggiore del minimo nodo non segnato come eliminato del sottoalbero di destra. Si procede poi iterativamente scendendo di livello fino ad arrivare, nel caso peggiore, alle foglie dell’albero. Il progetto si è concluso paragonando un normale BST ed uno con Lazy Deletion in termini prestazionali. In particolare per la cancellazione dei nodi un BST con Lazy Delation ha una velocità computazionale logaritmica rispetto il numero di nodi dell’albero, mentre un normale BST è risultato il doppio più lento, rallentamento causato della ricerca del nodo che deve sostituire quello che è stato cancellato. L’inserimento dei nodi ha invece messo in luce la grande differenza tra le due implementazioni. Infatti se un normale BST ha velocità di inserimento di nodi logaritmica, un BST con Lazy Deletion, con l’algoritmo utilizzato, ha tempo di inserimento che nel caso peggiore è<text:s/><draw:frame draw:style-name="a1" text:anchor-type="as-char" svg:x="0in" svg:y="0in" svg:width="1.675in" svg:height="0.38333in" style:rel-width="scale" style:rel-height="scale"><draw:object xlink:href="Object 1/" xlink:type="simple" xlink:show="embed" xlink:actuate="onLoad"/></draw:frame><text:s/>, nettamente superiore a quello di un normale BST. Tale risultato ha fatto notare la fondamentale importanza della scelta di un appropriata struttura dati in base all’utilizzo che se ne farà nell’applicazione che si vuole<text:s/>implementare.</text:p>
      <text:p text:style-name="Normale">Il secondo progetto è stato il primo ad essere svolto in gruppo, dunque è stato il primo ad evidenziare l’importanza di una buona collaborazione, comunicazione e scambio di idee tra membri del team di sviluppo, in modo da poter portare a termine il lavoro in minor tempo rispetto allo sviluppo in solitario, analizzare più modi di affrontare uno stesso problema scegliendo la giusta strada dopo un’analisi formale e critica di ogni idea proposta. Il problema da risolvere in tale progetto era la determinazione in un grafo aciclico, non orientato e non pesato, del nodo ‘medio’ del maggior numero di percorsi del grafo (un nodo è medio di un percorso, ovvero un insieme di nodi adiacenti, se è posto al suo centro). La soluzione adottata è stata quella di<text:s/>utilizzare l’algoritmo di BFS (bradth-first search) su ogni nodo del grafo, e per ognuno estrarre il numero di percorsi per i quali ne era il medio, per poi selezionare il nodo/i con il numero maggiore. Dopo l’implementazione di tale algoritmo è stato riscontrato che la velocità computazionale era O(<draw:frame draw:style-name="a2" text:anchor-type="as-char" svg:x="0in" svg:y="0in" svg:width="0.15833in" svg:height="0.18333in" style:rel-width="scale" style:rel-height="scale"><draw:object xlink:href="Object 2/" xlink:type="simple" xlink:show="embed" xlink:actuate="onLoad"/></draw:frame>), più precisamente<text:s/><draw:frame draw:style-name="a3" text:anchor-type="as-char" svg:x="0in" svg:y="0in" svg:width="1.46667in" svg:height="0.50833in" style:rel-width="scale" style:rel-height="scale"><draw:object xlink:href="Object 3/" xlink:type="simple" xlink:show="embed" xlink:actuate="onLoad"/></draw:frame>. L’algoritmo adottato è stato scelto poiché è stato il migliore ad offrire un buon rapporto tra facilità di implementazione e velocità di esecuzione.</text:p>
      <text:h text:style-name="Titolo2" text:outline-level="2"><text:bookmark-start text:name="_Toc19523413"/></text:h>
      <text:h text:style-name="Titolo2" text:outline-level="2">Ingegneria Del Software E Progettazione Web<text:bookmark-end text:name="_Toc19523413"/></text:h>
      <text:p text:style-name="Normale"/>
      <text:p text:style-name="Normale">L’elaborazione del progetto di tale materia ha fatto introdurre al reale processo di sviluppo software utilizzato in ambito reale. Il ciclo di vita del software da realizzare, o FERSA, ha abbracciato l’intero periodo di svolgimento del corso.</text:p>
      <text:p text:style-name="Normale">FERSA<text:s/>(Flat Evaluating, Renting, Sharing, and Announcing) è un software creato per la ricerca di immobili in affitto. Il sistema è stato suddiviso in numerosi sottosistemi ed il mio è stato il ‘Renting Management’, responsabile della gestione dei contratti d’affitto tra locatore e locatario. Il compito del mio sottosistema era dunque la creazione, rinnovo, eliminazione (a seguito ad espulsione o termine periodo contrattuale) di contratti d’affitto. Per lo sviluppo di tali funzionalità ho sviluppato un sistema di<text:s/>notifiche scambiabili tra<text:s/><text:soft-page-break/>locatore e locatario e amministratore del sistema. Tali notifiche hanno consentito l’invio di richieste di affitto, rinnovo, richiesta del termine anticipato del contratto d’affitto oppure richiesta di espulsione del locatario dall’immobile. In particolare, seguendo il pattern BCE, ho dato l’opportunità all’utente di interagire con un’interfaccia grafica, implementata con JavaFX, estrarre i dati da esso inseriti, elaborarli da classi ci controllo appoggiandosi ad un database con classi ‘DAO’. In particolare, mediante l’introduzione delle credenziali di accesso, l’utente viene reindirizzato al suo profilo con funzionalità diverse in base alla tipologia di utente stesso: locatario, locatore o amministratore. Il locatore, visualizzando<text:s/>le sue notifiche, ha la possibilità di rispondere positivamente o negativamente ad una richiesta di affitto ricevuta da un utente, proporre dei cambiamenti contrattuali rispetto quelli proposti dal richiedente o semplicemente visualizzare notifiche senza<text:s/>necessità di risposta. Il locatore ha anche la possibilità di visualizzare gli immobili registrati e gli inquilini ad essi associati. Da qui la possibilità di espellere un inquilino, inviando una notifica all’amministratore, con allegato un documento in cui vengano spiegate le motivazioni di tale decisione. L’amministratore potrà dunque, visualizzando le notifiche, rispondere positivamente o negativamente alla richiesta di espulsione di inquilini inoltrata dai locatori. Il locatario, oltre la possibilità di<text:s/>inoltrare richieste di affitto e richieste di rinnovo di contratti d’affitto, potrà inviare una notifica in cui chiederà richiesta di abbandono anticipato dell’immobile. Il sistema provvederà ad rinviare tale notifica fino ad un massimo di 3 volte, ad intervalli configurabili, in caso il locatore non risponda. Se il locatario non risponderà a nessuna delle notifiche inviate, verrà eliminata l’associazione tra locatario ed immobile.</text:p>
      <text:p text:style-name="Normale">Per la realizzazione si è seguito il modello di sviluppo software di tipo iterativo, RUP (rational unified process), che ha consentito di suddividere lo sviluppo del software in discipline, dall’analisi dei requisiti al deploy, ciascuna a sua volta suddivisa nelle seguenti fasi: iniziale, elaborazione, costruzione e transizione.<text:s/>Tale suddivisione è stata fondamentale per la corretta costruzione di FERSA a partire dalle sua fondamenta. In particolare l’analisi dei requisiti è stata, anche se di altro livello e assai distante dalla reale implementazione, la fase più importante, costituita dall’intereazione con gli stakeholders (il professore) e dall’estrapolazione delle funzionalità e specifiche che il sistema avrebbe dovuto avere. L’analisi dei requisiti ha prodotto il ‘documento di vision’, fondamentale per interagire con gli stakeholders. Da qui in poi si è utilizzato il linguaggio UML per l’elaborazione, in ordine cronologico, dell’Use Case Daigram, Activity Diagram, Class Diagram ed infine Sequence Diagram. L’utilizzo di tale linguaggio ha fatto comprendere l’importanza della modellizzazione degli ‘strati’<text:s/>di un dato problema, dall’interazione ad alto livello tra utenti e sistema (con gli Use Case Diagrams) all’interazione a basso livello con i vari moduli (classi) del sistema (con i Sequence Diagrams). Dopo l’elaborazione di tali diagrammi ed un controllo costante (in accordo con il modello RUP) dell’inerenza tra diagrammi e richieste degli stakeholders, è seguita l’implementazione del software. Si è poi implementata una versione web del software semplicemente cambiando le classi ‘Boundary’.<text:s/>Prima del deploy si è effettuato il testing utilizzando il framework Junit e si è continuato a testare il software con un insieme di input sufficiente a ‘ricoprire’ tutto il codice.</text:p>
      <text:p text:style-name="Normale"/>
      <text:h text:style-name="Titolo2" text:outline-level="2"><text:bookmark-start text:name="_Toc19523414"/>Basi Di Dati<text:bookmark-end text:name="_Toc19523414"/></text:h>
      <text:p text:style-name="Normale"/>
      <text:p text:style-name="Normale">Il progetto di basi di dati trattava dell’implementazione di un database in grado di mantenere le informazioni che avrebbe utilizzato una catena<text:s/>di sale cinematografiche, e un ‘thin client’ in C che, interagendo con il database, avrebbe dato agli amministratori della catena la possibilità di effettuare ogni tipo di operazione che si possa immaginare in ambito di proiezioni cinematografiche, inclusa la gestione dei turni dei suoi dipendenti ed un sistema di prenotazione delle proiezioni.<text:s/></text:p>
      <text:p text:style-name="Normale">La teoria studiata durante il corso ha permesso la schematizzazione dell’elaborazione del database in: raccolta dei requisiti, analisi accurata dei requisiti, progettazione concettuale e sviluppo del modello ER (Entity Relationship), progettazione logica con l’analisi del volume dei dati e analisi delle operazioni che ha portato alla costruzione del modello relazionale, normalizzazione (non servita), progettazione fisica, integrazione con il client in C, test del sistema finale con simulazione di un volume di dati conforme con un possibile scenario reale.</text:p>
      <text:soft-page-break/>
      <text:p text:style-name="Normale">La descrizione del problema che è stato presentato è stato appositamente approssimativo, per farci render conto di una probabile situazione reale, in cui gli stessi clienti darebbero per scontato molti aspetti del ‘minimondo’ che va a contornare il problema esposto. E’ stato dunque di fondamentale importanza, tramite l’analisi di problemi simili e continue interazioni con il cliente (il professore), immergersi nel ‘minimondo’ da schematizzare, in modo da effettuare una corretta analisi dei requisiti. Dopo aver raccolto e riorganizzato le specifiche, se conformi con quanto richiesto con il cliente, ho costruito il modello ER per schematizzare le entità che dovranno esser memorizzate in DB, i loro attributi e relazioni. Per la costruzione del modello ER ho utilizzato una strategia mista tra top down e inside out, procedendo dai concetti principali per poi collegarli tra<text:s/>di loro ed arricchendoli di attributi necessari all’implementazione delle specifiche. Lo scopo principale di tale fase è quello di garantire una buona navigabilità tra i vari concetti (entità). Dopo aver introdotto regole aziendali per fissare concetti non<text:s/>esprimibili con il modello ER, sono passato alla progettazione logica, particolarmente interessante per determinare una stima del volume di dati di ogni entità e relazione, e per supporre un insieme di operazioni che saranno utilizzate più frequentemente.<text:s/>Per una corretta stima del volume di dati è stato necessario analizzare modelli reali (catene di cinema) già esistenti, in modo da effettuare un eventuale ristrutturazione del modello ER. Tale ristrutturazione è stata necessaria per decidere se eliminare<text:s/>o mantenere attributi e relazioni ridondanti in modo da offrire la maggior efficienza ed un buon rapporto tra quantità di dati salvati e numero di letture e scritture fatte per una certa operazione. La costruzione del modello relazionale tramite MySQL Workbench è stato l’ultimo passo ‘teorico’ prima dell’implementazione del database, effettuata usando il linguaggio SQL, con la quale sono state scritte stored procedures, viste, trigger di tipo before/after update/insert e routines, in modo da implementare le<text:s/>operazioni estrapolate dalle specifiche.</text:p>
      <text:p text:style-name="Normale">Il passo finale dopo l’implementazione del DB è stata l’integrazione di quest’ultimo con un thin client in C per l’utilizzo di tutte le ‘funzioni’ che sono state realizzate in SQL, per permettere al cliente una comoda interazione con il database.<text:s/></text:p>
      <text:p text:style-name="Normale">Prima del deploy, è stato particolarmente avvincente effettuare il testing finale del DB, popolato con un volume di dati reale mediante funzioni ad-hoc (generatore casuale di dipendenti, nomi di film, numero di sale e<text:s/>posti per ogni cinema, attori di film, associazione casuale di film a proiezioni in una fascia oraria, associazione dei turni di maschere e proiezionisti in modo automatizzato in base alle proiezioni del cinema di un determinato giorno, simulatore di acquisto di biglietti per una certa proiezione…).<text:s/></text:p>
      <text:p text:style-name="Normale"/>
      <text:h text:style-name="Titolo2" text:outline-level="2"><text:bookmark-start text:name="_Toc19523415"/>Mobile Programming<text:bookmark-end text:name="_Toc19523415"/></text:h>
      <text:p text:style-name="Normale"/>
      <text:p text:style-name="Normale">Gli strumenti e tecniche di progettazione software su dispositivi mobili Android apprese nel corso<text:s/>sono<text:s/>state<text:s/>applicate in due progetti, svolti in gruppo.</text:p>
      <text:p text:style-name="Normale">Il primo progetto ha avuto come scopo<text:s/>quello di integrare i concetti base della programmazione Android, con un<text:s/>argomento<text:s/>di grande interesse ed utilizzo nel mondo dei dispositivi mobili: la geolocalizzazione. In particolare l’applicazione elaborata, ‘CacciatoriDiVoti’, permette ad un utente di<text:s/>interagire con il GPS, usando opportune API, andando a ‘catturare’ degli esami della facoltà di Ingegneria Informatica. Ogni esame è generato in una posizione casuale scelta tra un set noto, ha un voto, ed un grado di rarità in relazione al rapporto tra CFU della materia d’esame e al voto. Ogni esame è creato ad intervalli di tempo regolari e gli esami di materie con alto livello di rarità verranno generate meno frequentemente. L’interfaccia grafica implementata permette all’utente di mostrare gli esami che sono stati generati in una mappa, e di ottenerli entrando in un’area di 15 metri rispetto la posizione in cui sono stati posizionati. L’utente può inoltre visualizzare gli esami catturati consultando un Activity popolata da un Recycler View che, mediante<text:s/>una ricerca (effettuata da un thread parallelo a quello dell’activity) in un database locale al dispositivo mobile, popola e mostra all’utente tante ‘View Holder’ quanti gli esami catturati. Ogni View Holder contiene a sua volta Text View e Image View per<text:s/>la visualizzazione delle informazioni sulla materia catturata e un’immagine che mostra un logo (creati ad-hoc) della rarità della stessa. All’apertura dell’applicazione viene inoltre mostrato all’utente il tempo rimanente della materia che è stata generata.</text:p>
      <text:soft-page-break/>
      <text:p text:style-name="Normale">Per il secondo progetto, il nostro team di sviluppo ha deciso di ampliare le funzionalità offerte dalla prima applicazione estendendola in ‘CacciatoriDiVotiPlus’. Per l’implementazione di tale applicazione ho implementato un server concorrente (multi thread) con il quale l’app scambia dati per l’acquisizione degli esami. In particolare la responsabilità della generazione dell’esame e posizione ad essa associata è stata trasferita al server. Tra le altre funzionalità aggiuntive vi sono: l’aggiunta di più<text:s/>Lauree, o insiemi di esami da catturare, aggiunta di un thread nell’app in grado di gestire l’interazione con il server, una classifica locale che mostra all’utente il tempo impiegato a catturare un esame, sistema di notifiche che avvisano l’utente che il<text:s/>server ha emesso una nuova materia, interfaccia di log-in iniziale in cui l’utente sceglie la laurea da intraprendere. Il server è stato implementato in modo da permettere l’aggiunta di Lauree semplicemente aggiungendo un file con la lista di materie, con<text:s/>i relativi cfu, della stessa laurea. La funzionalità più particolare del server è quella di memorizzare le materie generate e riproporle (se non troppo vecchie) nel caso in cui dovesse ‘accorgersi’ di esser stato riavviato. Tale funzionalità è stata implementata manipolando il tempo di emissione dell’esame, il suo tempo di ‘vita’ e il tempo di avvio del server. Questa funzionalità è stata introdotta per dare l’opportunità all’utente di continuare a ‘catturare’ il suo esame, in caso di guasto temporaneo del<text:s/>server. Per garantire il corretto scambio di dati, ogni client invia un ‘messaggio’ (usando una socket TCP) al server in cui dichiara la laurea per la quale sta cercando gli esami. Il server, tramite un thread che gestisce la richiesta del client, elabora<text:s/>la risposta: una stringa Json con le informazioni dell’esame relativo alla laurea del client. In questo modo gli utenti che ‘competono’ per la stessa laurea, riceveranno lo stesso esame nello stesso luogo.</text:p>
      <text:p text:style-name="Normale">Tale progetto è stato particolarmente divertente,<text:s/>in quanto ci è stato chiesto di dimostrare di saper utilizzare gli strumenti spiegati durante il corso con un applicazione partorita da zero e di nostra inventiva, mettendo alla prova anche la creatività.</text:p>
      <text:p text:style-name="Normale"/>
      <text:h text:style-name="Titolo2" text:outline-level="2"><text:bookmark-start text:name="_Toc19523416"/>Ingegneria Di Internet E Web<text:bookmark-end text:name="_Toc19523416"/></text:h>
      <text:p text:style-name="Normale"/>
      <text:p text:style-name="Normale">Il progetto di Ingegneria di Internet e Web è stato probabilmente il più soddisfacente, in quanto il compito era quello di implementare, in un team di due persone, un Server Web<text:s/>in grado di fornire contenuti statici, delle immagini,<text:s/>con tutte le funzionalità di base necessarie, dando particolare importanza, ovviamente, alla gestione della concorrenza e paragonare il proprio Server Web con Apache. In tal modo ho potuto avere un confronto diretto con un programma diffuso, noto e di largo uso, con quello elaborato.<text:s/>Il mio compito nel team è stata la gestione della concorrenza, funzionalità del logging ed implementazione di una cache per il mantenimento dei contenuti statici offerti dal Server Web.</text:p>
      <text:p text:style-name="Normale">Dato l’obbiettivo finale molto alto, ovvero quello di avvicinarsi ad un sistema prestante come Apache, ho prestato molta attenzione all’utilizzo di chiamate di sistema note, e a come queste vengano eseguite dal sistema operativo, in modo da non trascurarne il tempo di esecuzione<text:s/>(ad esempio non sono state utilizzate chiamate bloccanti).<text:s/>Per la gestione della concorrenza si è adottata una strategia tale da incorporare I vantaggi offerti da un’architettura multi-processo ed una basata su eventi. Exodus, il Server Web implementato,<text:s/>effettua preforking dinamico, in cui ogni processo generato è una ‘diramazione’<text:s/>(branch)<text:s/>del Web Server ed è basata su eventi.<text:s/><text:s/>L’obbiettivo è<text:s/>stato<text:s/>quello di inglobare la velocità offerta da un approccio basato su eventi ed eliminarne gli svantaggi. Con l’ausilio di più<text:s/>branches<text:s/>il server è più robusto e non impone limiti sul numero dei client connessi: la failure di una di esse non fa fermare l’intero server, ed inoltre il numero massimo di file descriptor (e quindi di client) gestiti da una singola<text:s/>branch<text:s/>non comporta un limite per l’intero Server Web. In particolare la gestione del numero di branch è affidata ad un processo, l’handler,<text:s/>il quale comunicando con le branches decide se sia necessaria la creazione di nuove o dualmente, la loro unione, in modo da diminuire il carico del sistema. Tali<text:s/>decisioni vengono prese valutando il numero di client connessi con il server sul numero di client gestibili dalle branches attive. L’intercomunicazione tra<text:s/>handler e branches è implementata con lo scambio di dati su memoria condivisa, appositamente ‘suddivisa’, in modo che ogni branch abbia il suo ‘slot’ in cui dare informazioni all’handler. L’operazione di unione di branches è gestita dall’handler che invia un appropiato segnale alle due branches (con meno client<text:s/>gestiti)<text:s/>che saranno coinvolte in tale operazione. Ognuna di essa saprà se ricevere o inviare i client<text:s/>in<text:s/><text:soft-page-break/>base alle direttive ‘imposte’ dall’handler. Il trasferimento di client consiste nell’invio di file descriptor, le socket su cui sono connessi i client, su socket unix. Ogni branch sarà inoltre ‘affiancata’ da un thread il cui compito sarà quello di chiudere la connessione con i client che non interagiscono con il server entro un certo numero di secondi.<text:s/></text:p>
      <text:p text:style-name="Normale">L’operazione di logging in Exodus è messa in atto da due tipologie di thread in modo tale per cui la scrittura su disco dei log non vada a bloccare o rallentare le singole<text:s/>branch. Tali thread sono: logger, presente per ogni singola<text:s/>branch;<text:span text:style-name="T7"><text:s/></text:span>loggerManager<text:span text:style-name="T8">,<text:s/></text:span>creato dall’handler.<text:s/>Il logger copia periodicamente un insieme di log registrati dalla branch per poi dare le informazioni al loggerManager. Il loggerManager<text:s/>è in attesa dei logger<text:s/>attivi, e quando sono tutti ‘pronti’ legge i loro log,<text:s/>li riordina cronologicamente,<text:s/>li<text:s/>converte in<text:s/>stringa<text:s/>(il log delle branch è una struttura dati) e li scrive su disco. La cache implementata è una hash table in cui il problema delle collisioni è stato risolto con liste di collisione.</text:p>
      <text:p text:style-name="Normale">Exodus è stato il progetto in cui ho utilizzato tutti i concetti studiati durante l’intero corso di studi<text:s/>e per questo è stato avvincente fare un sunto delle nozioni apprese durante la laurea triennale.</text:p>
      <text:p text:style-name="P9"/>
      <text:p text:style-name="P10"/>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777in" fo:margin-bottom="0.0277in" fo:line-height="100%"/>
      <style:text-properties style:font-name="Calibri Light" style:font-name-asian="Calibri Light" style:font-name-complex="Calibri Light" fo:color="#1F3864"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style:font-name-asian="Calibri Light" style:font-name-complex="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style:font-name-asian="Calibri Light" style:font-name-complex="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Calibri Light" style:font-name-complex="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style:font-name-asian="Calibri Light" style:font-name-complex="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style:font-name-asian="Calibri Light" style:font-name-complex="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style:font-name-asian="Calibri Light" style:font-name-complex="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style:font-name-asian="Calibri Light" style:font-name-complex="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style:font-name-asian="Calibri Light" style:font-name-complex="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next-style-name="Normale">
      <style:paragraph-properties fo:margin-bottom="0in" fo:line-height="85%"/>
      <style:text-properties style:font-name="Calibri Light" style:font-name-asian="Calibri Light" style:font-name-complex="Calibri Light" fo:text-transform="uppercase" fo:color="#44546A" fo:letter-spacing="-0.0104in" fo:font-size="36pt" style:font-size-asian="36pt" style:font-size-complex="36pt" fo:hyphenate="false"/>
    </style:style>
    <style:style style:name="Textbody" style:display-name="Text body" style:family="paragraph" style:parent-style-name="Standard">
      <style:paragraph-properties fo:margin-bottom="0.0972in" fo:line-height="120%"/>
      <style:text-properties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Segoe UI" style:font-name-asian="Segoe UI" style:font-name-complex="Segoe UI" fo:font-size="9pt" style:font-size-asian="9pt" style:font-size-complex="9pt" fo:hyphenate="false"/>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Sottotitolo" style:display-name="Sottotitolo" style:family="paragraph" style:parent-style-name="Normale" style:next-style-name="Normale">
      <style:paragraph-properties fo:margin-bottom="0.1666in" fo:line-height="100%"/>
      <style:text-properties style:font-name="Calibri Light" style:font-name-asian="Calibri Light" style:font-name-complex="Calibri Light" fo:color="#4472C4" fo:font-size="14pt" style:font-size-asian="14pt" style:font-size-complex="14pt" fo:hyphenate="false"/>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style:font-name-asian="Calibri Light" style:font-name-complex="Calibri Light" fo:color="#44546A" fo:letter-spacing="-0.0041in" fo:font-size="16pt" style:font-size-asian="16pt" style:font-size-complex="16pt" fo:hyphenate="false"/>
    </style:style>
    <style:style style:name="Titolosommario" style:display-name="Titolo sommario" style:family="paragraph" style:parent-style-name="Titolo1" style:next-style-name="Normale" style:default-outline-level="1">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TestofumettoCarattere" style:display-name="Testo fumetto Carattere" style:family="text" style:parent-style-name="Car.predefinitoparagrafo">
      <style:text-properties style:font-name="Segoe UI" style:font-name-asian="Segoe UI" style:font-name-complex="Segoe UI" fo:font-size="9pt" style:font-size-asian="9pt" style:font-size-complex="9pt"/>
    </style:style>
    <style:style style:name="Riferimentodelicato" style:display-name="Riferimento delicato" style:family="text" style:parent-style-name="Car.predefinitoparagrafo">
      <style:text-properties fo:font-variant="small-caps" fo:color="#595959" style:text-underline-type="none" style:text-underline-color="font-color"/>
    </style:style>
    <style:style style:name="Testosegnaposto" style:display-name="Testo segnaposto" style:family="text" style:parent-style-name="Car.predefinitoparagrafo">
      <style:text-properties fo:color="#808080"/>
    </style:style>
    <style:style style:name="Titolo1Carattere" style:display-name="Titolo 1 Carattere" style:family="text" style:parent-style-name="Car.predefinitoparagrafo">
      <style:text-properties style:font-name="Calibri Light" style:font-name-asian="Times New Roman" style:font-name-complex="Times New Roman" fo:color="#1F3864" fo:font-size="18pt" style:font-size-asian="18pt" style:font-size-complex="1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083in"/>
      </style:footer-style>
    </style:page-layout>
    <style:style style:name="P2" style:parent-style-name="Intestazione" style:family="paragraph">
      <style:paragraph-properties fo:text-align="justify">
        <style:tab-stops>
          <style:tab-stop style:type="left" style:position="2.0583in"/>
        </style:tab-stops>
      </style:paragraph-properties>
    </style:style>
    <style:style style:name="P3" style:parent-style-name="Intestazione" style:family="paragraph">
      <style:paragraph-properties fo:text-align="justify">
        <style:tab-stops>
          <style:tab-stop style:type="left" style:position="2.0583in"/>
        </style:tab-stops>
      </style:paragraph-properties>
    </style:style>
    <style:style style:family="graphic" style:name="a0" style:parent-style-name="Graphics">
      <style:graphic-properties fo:border="0.01042in none" fo:background-color="transparent" style:wrap="run-through" style:run-through="foreground" fo:clip="rect(0.09094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Picture 4" text:anchor-type="paragraph" svg:x="-0.3374in" svg:y="-0.28346in" svg:width="0.7689in" svg:height="0.77559in" style:rel-width="scale" style:rel-height="scale"><draw:image xlink:href="media/image1.png" xlink:type="simple" xlink:show="embed" xlink:actuate="onLoad"/><svg:title/><svg:desc/></draw:frame><text:span text:style-name="Riferimentodelicato"><text:s text:c="102"/>Ezio Emanuele Ditella <text:s text:c="68"/>0239276</text:span></text:p>
        <text:p text:style-name="P3"><text:span text:style-name="Riferimentodelicato"><text:s text:c="187"/></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0239276</dc:subject>
    <meta:initial-creator>Ezio Emanuele Ditela</meta:initial-creator>
    <dc:creator>Ezio Emanuele</dc:creator>
    <meta:creation-date>2019-09-16T08:03:00Z</meta:creation-date>
    <dc:date>2019-09-19T16:13:00Z</dc:date>
    <meta:template xlink:href="Normal.dotm" xlink:type="simple"/>
    <meta:editing-cycles>29</meta:editing-cycles>
    <meta:editing-duration>PT47520S</meta:editing-duration>
    <meta:document-statistic meta:page-count="6" meta:paragraph-count="40" meta:word-count="3010" meta:character-count="20129" meta:row-count="142" meta:non-whitespace-character-count="17159"/>
  </office:meta>
</office:document-meta>
</file>

<file path=Object 1/content.xml><?xml version="1.0" encoding="utf-8"?>
<mml:math xmlns:mml="http://www.w3.org/1998/Math/MathML" xmlns:m="http://schemas.openxmlformats.org/officeDocument/2006/math">
  <mml:mi mathvariant="normal">T</mml:mi>
  <mml:mo>(</mml:mo>
  <mml:mi mathvariant="normal">n</mml:mi>
  <mml:mo>)</mml:mo>
  <mml:mo>=</mml:mo>
  <mml:mrow>
    <mml:msubsup>
      <mml:mo stretchy="true">∑</mml:mo>
      <mml:mrow>
        <mml:mi>i</mml:mi>
        <mml:mo>=</mml:mo>
        <mml:mn>0</mml:mn>
      </mml:mrow>
      <mml:mrow>
        <mml:mi mathvariant="normal">l</mml:mi>
        <mml:mi mathvariant="normal">n</mml:mi>
        <mml:mo>⁡</mml:mo>
        <mml:mo>(</mml:mo>
        <mml:mi>n</mml:mi>
        <mml:mo>)</mml:mo>
      </mml:mrow>
    </mml:msubsup>
    <mml:mrow>
      <mml:mfenced separators="|">
        <mml:mrow>
          <mml:mfrac>
            <mml:mrow>
              <mml:mi mathvariant="normal">n</mml:mi>
            </mml:mrow>
            <mml:mrow>
              <mml:msup>
                <mml:mrow>
                  <mml:mn>2</mml:mn>
                </mml:mrow>
                <mml:mrow>
                  <mml:mi mathvariant="normal">i</mml:mi>
                </mml:mrow>
              </mml:msup>
            </mml:mrow>
          </mml:mfrac>
        </mml:mrow>
      </mml:mfenced>
      <mml:mo>≤</mml:mo>
      <mml:mn>2</mml:mn>
      <mml:mi>n</mml:mi>
    </mml:mrow>
  </mml:mrow>
</mml:math>
</file>

<file path=Object 2/content.xml><?xml version="1.0" encoding="utf-8"?>
<mml:math xmlns:mml="http://www.w3.org/1998/Math/MathML" xmlns:m="http://schemas.openxmlformats.org/officeDocument/2006/math">
  <mml:msup>
    <mml:mrow>
      <mml:mi>n</mml:mi>
    </mml:mrow>
    <mml:mrow>
      <mml:mn>2</mml:mn>
    </mml:mrow>
  </mml:msup>
</mml:math>
</file>

<file path=Object 3/content.xml><?xml version="1.0" encoding="utf-8"?>
<mml:math xmlns:mml="http://www.w3.org/1998/Math/MathML" xmlns:m="http://schemas.openxmlformats.org/officeDocument/2006/math">
  <mml:mrow>
    <mml:msubsup>
      <mml:mo stretchy="true">∑</mml:mo>
      <mml:mrow>
        <mml:mi>i</mml:mi>
        <mml:mo>=</mml:mo>
        <mml:mn>1</mml:mn>
        <mml:mi> </mml:mi>
      </mml:mrow>
      <mml:mrow>
        <mml:mi>n</mml:mi>
        <mml:mi> </mml:mi>
        <mml:mi> </mml:mi>
      </mml:mrow>
    </mml:msubsup>
    <mml:mrow>
      <mml:mi>i</mml:mi>
      <mml:mo>=</mml:mo>
      <mml:mfrac>
        <mml:mrow>
          <mml:mn>1</mml:mn>
        </mml:mrow>
        <mml:mrow>
          <mml:mn>2</mml:mn>
        </mml:mrow>
      </mml:mfrac>
      <mml:mi>n</mml:mi>
      <mml:mo>(</mml:mo>
      <mml:mi>n</mml:mi>
      <mml:mo>+</mml:mo>
      <mml:mn>1</mml:mn>
      <mml:mo>)</mml:mo>
    </mml:mrow>
  </mml:mrow>
</mml:math>
</file>